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automatic-styles>
    <style:style style:name="co6" style:family="table-column">
      <style:table-column-properties fo:break-before="auto" style:column-width="2.25cm"/>
    </style:style>
    <style:style style:name="ID0EDQAG" style:family="table-column">
      <style:table-column-properties style:column-width="2.146cm"/>
    </style:style>
    <style:style style:name="ID0EJQAG" style:family="table-column">
      <style:table-column-properties style:column-width="3.521cm"/>
    </style:style>
    <style:style style:name="ID0EPQAG" style:family="table-column">
      <style:table-column-properties style:column-width="2.195cm"/>
    </style:style>
    <style:style style:name="co8" style:family="table-column">
      <style:table-column-properties fo:break-before="auto" style:column-width="2.25cm"/>
    </style:style>
    <style:style style:name="ID0ERDBG" style:family="table-column">
      <style:table-column-properties style:column-width="5.114cm"/>
    </style:style>
    <style:style style:name="ID0EXDBG" style:family="table-column">
      <style:table-column-properties style:column-width="9.256cm"/>
    </style:style>
    <style:style style:name="ID0E4DBG" style:family="table-column">
      <style:table-column-properties style:column-width="2.175cm"/>
    </style:style>
    <style:style style:name="ID0EDEBG" style:family="table-column">
      <style:table-column-properties style:column-width="2.201cm"/>
    </style:style>
    <style:style style:name="ID0EJEBG" style:family="table-column">
      <style:table-column-properties style:column-width="2.36cm"/>
    </style:style>
    <style:style style:name="ID0EPEBG" style:family="table-column">
      <style:table-column-properties style:column-width="1.461cm"/>
    </style:style>
    <style:style style:name="ro6" style:family="table-row">
      <style:table-row-properties fo:break-before="auto" style:row-height="0.459cm"/>
    </style:style>
    <style:style style:name="ID0EWQAG" style:family="table-row">
      <style:table-row-properties fo:break-before="auto" style:row-height="0.508cm" style:use-optimal-row-height="false"/>
    </style:style>
    <style:style style:name="ID0EKRAG" style:family="table-row">
      <style:table-row-properties fo:break-before="auto" style:row-height="0.508cm" style:use-optimal-row-height="false"/>
    </style:style>
    <style:style style:name="ID0EJSAG" style:family="table-row">
      <style:table-row-properties fo:break-before="auto" style:row-height="0.508cm" style:use-optimal-row-height="false"/>
    </style:style>
    <style:style style:name="ID0EITAG" style:family="table-row">
      <style:table-row-properties fo:break-before="auto" style:row-height="0.508cm" style:use-optimal-row-height="false"/>
    </style:style>
    <style:style style:name="ID0EHUAG" style:family="table-row">
      <style:table-row-properties fo:break-before="auto" style:row-height="0.508cm" style:use-optimal-row-height="false"/>
    </style:style>
    <style:style style:name="ID0EGVAG" style:family="table-row">
      <style:table-row-properties fo:break-before="auto" style:row-height="0.508cm" style:use-optimal-row-height="false"/>
    </style:style>
    <style:style style:name="ID0EFWAG" style:family="table-row">
      <style:table-row-properties fo:break-before="auto" style:row-height="0.508cm" style:use-optimal-row-height="false"/>
    </style:style>
    <style:style style:name="ID0EEXAG" style:family="table-row">
      <style:table-row-properties fo:break-before="auto" style:row-height="0.508cm" style:use-optimal-row-height="false"/>
    </style:style>
    <style:style style:name="ID0EDYAG" style:family="table-row">
      <style:table-row-properties fo:break-before="auto" style:row-height="0.508cm" style:use-optimal-row-height="false"/>
    </style:style>
    <style:style style:name="ID0ECZAG" style:family="table-row">
      <style:table-row-properties fo:break-before="auto" style:row-height="0.508cm" style:use-optimal-row-height="false"/>
    </style:style>
    <style:style style:name="ID0EB1AG" style:family="table-row">
      <style:table-row-properties fo:break-before="auto" style:row-height="0.508cm" style:use-optimal-row-height="false"/>
    </style:style>
    <style:style style:name="ID0EA2AG" style:family="table-row">
      <style:table-row-properties fo:break-before="auto" style:row-height="0.508cm" style:use-optimal-row-height="false"/>
    </style:style>
    <style:style style:name="ID0E62AG" style:family="table-row">
      <style:table-row-properties fo:break-before="auto" style:row-height="0.508cm" style:use-optimal-row-height="false"/>
    </style:style>
    <style:style style:name="ID0E53AG" style:family="table-row">
      <style:table-row-properties fo:break-before="auto" style:row-height="0.508cm" style:use-optimal-row-height="false"/>
    </style:style>
    <style:style style:name="ID0E44AG" style:family="table-row">
      <style:table-row-properties fo:break-before="auto" style:row-height="0.508cm" style:use-optimal-row-height="false"/>
    </style:style>
    <style:style style:name="ID0E35AG" style:family="table-row">
      <style:table-row-properties fo:break-before="auto" style:row-height="0.508cm" style:use-optimal-row-height="false"/>
    </style:style>
    <style:style style:name="ID0E26AG" style:family="table-row">
      <style:table-row-properties fo:break-before="auto" style:row-height="0.508cm" style:use-optimal-row-height="false"/>
    </style:style>
    <style:style style:name="ro8" style:family="table-row">
      <style:table-row-properties fo:break-before="auto" style:row-height="0.423cm"/>
    </style:style>
    <style:style style:name="ID0EWEBG" style:family="table-row">
      <style:table-row-properties fo:break-before="auto" style:row-height="0.422cm" style:use-optimal-row-height="false"/>
    </style:style>
    <style:style style:name="ID0EGEAI" style:family="table-row">
      <style:table-row-properties fo:break-before="auto" style:row-height="0.422cm" style:use-optimal-row-height="false"/>
    </style:style>
    <style:style style:name="ID0E4EBI" style:family="table-row">
      <style:table-row-properties fo:break-before="auto" style:row-height="0.422cm" style:use-optimal-row-height="false"/>
    </style:style>
    <style:style style:name="ID0EEGCI" style:family="table-row">
      <style:table-row-properties fo:break-before="auto" style:row-height="0.422cm" style:use-optimal-row-height="false"/>
    </style:style>
    <style:style style:name="ID0ELHDI" style:family="table-row">
      <style:table-row-properties fo:break-before="auto" style:row-height="0.422cm" style:use-optimal-row-height="false"/>
    </style:style>
    <style:style style:name="ID0ETIAK" style:family="table-row">
      <style:table-row-properties fo:break-before="auto" style:row-height="0.422cm" style:use-optimal-row-height="false"/>
    </style:style>
    <style:style style:name="ID0E1JBK" style:family="table-row">
      <style:table-row-properties fo:break-before="auto" style:row-height="0.422cm" style:use-optimal-row-height="false"/>
    </style:style>
    <style:style style:name="ID0ECLCK" style:family="table-row">
      <style:table-row-properties fo:break-before="auto" style:row-height="0.422cm" style:use-optimal-row-height="false"/>
    </style:style>
    <style:style style:name="ID0EKMDK" style:family="table-row">
      <style:table-row-properties fo:break-before="auto" style:row-height="0.422cm" style:use-optimal-row-height="false"/>
    </style:style>
    <style:style style:name="ID0ESNEK" style:family="table-row">
      <style:table-row-properties fo:break-before="auto" style:row-height="0.422cm" style:use-optimal-row-height="false"/>
    </style:style>
    <style:style style:name="ID0E2OFK" style:family="table-row">
      <style:table-row-properties fo:break-before="auto" style:row-height="0.422cm" style:use-optimal-row-height="false"/>
    </style:style>
    <style:style style:name="ID0ECQGK" style:family="table-row">
      <style:table-row-properties fo:break-before="auto" style:row-height="0.422cm" style:use-optimal-row-height="false"/>
    </style:style>
    <style:style style:name="ID0EJRHK" style:family="table-row">
      <style:table-row-properties fo:break-before="auto" style:row-height="0.422cm" style:use-optimal-row-height="false"/>
    </style:style>
    <style:style style:name="ID0ERSAM" style:family="table-row">
      <style:table-row-properties fo:break-before="auto" style:row-height="0.422cm" style:use-optimal-row-height="false"/>
    </style:style>
    <style:style style:name="ID0EYTBM" style:family="table-row">
      <style:table-row-properties fo:break-before="auto" style:row-height="0.422cm" style:use-optimal-row-height="false"/>
    </style:style>
    <style:style style:name="ID0EAVCM" style:family="table-row">
      <style:table-row-properties fo:break-before="auto" style:row-height="0.422cm" style:use-optimal-row-height="false"/>
    </style:style>
    <style:style style:name="ID0EIWDM" style:family="table-row">
      <style:table-row-properties fo:break-before="auto" style:row-height="0.422cm" style:use-optimal-row-height="false"/>
    </style:style>
    <style:style style:name="ID0EQXEM" style:family="table-row">
      <style:table-row-properties fo:break-before="auto" style:row-height="0.422cm" style:use-optimal-row-height="false"/>
    </style:style>
    <style:style style:name="ID0EXYFM" style:family="table-row">
      <style:table-row-properties fo:break-before="auto" style:row-height="0.422cm" style:use-optimal-row-height="false"/>
    </style:style>
    <style:style style:name="ID0E5ZGM" style:family="table-row">
      <style:table-row-properties fo:break-before="auto" style:row-height="0.422cm" style:use-optimal-row-height="false"/>
    </style:style>
    <style:style style:name="ID0EF2HM" style:family="table-row">
      <style:table-row-properties fo:break-before="auto" style:row-height="0.422cm" style:use-optimal-row-height="false"/>
    </style:style>
    <style:style style:name="ID0EM3IM" style:family="table-row">
      <style:table-row-properties fo:break-before="auto" style:row-height="0.422cm" style:use-optimal-row-height="false"/>
    </style:style>
    <style:style style:name="ID0ET4JM" style:family="table-row">
      <style:table-row-properties fo:break-before="auto" style:row-height="0.422cm" style:use-optimal-row-height="false"/>
    </style:style>
    <style:style style:name="ID0E15KM" style:family="table-row">
      <style:table-row-properties fo:break-before="auto" style:row-height="0.422cm" style:use-optimal-row-height="false"/>
    </style:style>
    <style:style style:name="ID0ECAMM" style:family="table-row">
      <style:table-row-properties fo:break-before="auto" style:row-height="0.422cm" style:use-optimal-row-height="false"/>
    </style:style>
    <style:style style:name="ID0EKBNM" style:family="table-row">
      <style:table-row-properties fo:break-before="auto" style:row-height="0.422cm" style:use-optimal-row-height="false"/>
    </style:style>
    <style:style style:name="ID0E5DNM" style:family="table-row">
      <style:table-row-properties fo:break-before="auto" style:row-height="0.422cm" style:use-optimal-row-height="false"/>
    </style:style>
    <style:style style:name="ID0EAFNM" style:family="table-row">
      <style:table-row-properties fo:break-before="auto" style:row-height="0.422cm" style:use-optimal-row-height="false"/>
    </style:style>
    <style:style style:name="ID0ECGNM" style:family="table-row">
      <style:table-row-properties fo:break-before="auto" style:row-height="0.422cm" style:use-optimal-row-height="false"/>
    </style:style>
    <style:style style:name="ID0EEHNM" style:family="table-row">
      <style:table-row-properties fo:break-before="auto" style:row-height="0.422cm" style:use-optimal-row-height="false"/>
    </style:style>
    <style:style style:name="ID0EGINM" style:family="table-row">
      <style:table-row-properties fo:break-before="auto" style:row-height="0.422cm" style:use-optimal-row-height="false"/>
    </style:style>
    <style:style style:name="ID0EIJNM" style:family="table-row">
      <style:table-row-properties fo:break-before="auto" style:row-height="0.422cm" style:use-optimal-row-height="false"/>
    </style:style>
    <style:style style:name="ID0EKKNM" style:family="table-row">
      <style:table-row-properties fo:break-before="auto" style:row-height="0.422cm" style:use-optimal-row-height="false"/>
    </style:style>
    <style:style style:name="ID0EGO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O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OAC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PAC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WP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AAE" style:family="table-cell" style:parent-style-name="Default">
      <style:table-cell-properties style:vertical-align="bottom" fo:background-color="#d9d9d9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A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NNM" style:family="table" style:master-page-name="Default">
      <style:table-properties/>
    </style:style>
    <style:style style:name="ID0EEONM" style:family="table" style:master-page-name="Default">
      <style:table-properties/>
    </style:style>
    <style:style style:name="ID0EFYAE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OYAE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MZAE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WZAE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H1AE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R1AE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6A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JB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XB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BC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WD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AE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JE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KO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UO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Account" table:style-name="ID0E6NNM">
        <table:table-column table:style-name="ID0EDQAG" table:number-columns-repeated="4" table:default-cell-style-name="ID0EGOAC"/>
        <table:table-column table:style-name="ID0EJQAG" table:default-cell-style-name="ID0EGOAC"/>
        <table:table-column table:style-name="ID0EPQAG" table:number-columns-repeated="251" table:default-cell-style-name="ID0EGOAC"/>
        <table:table-row xmlns:xdr="http://schemas.openxmlformats.org/drawingml/2006/spreadsheetDrawing" table:style-name="ID0EWQAG">
          <table:table-cell table:style-name="ID0EQOAC" office:value-type="string">
            <text:p>Account</text:p>
          </table:table-cell>
          <table:table-cell table:style-name="ID0EQOAC"/>
          <table:table-cell table:style-name="ID0EQOAC"/>
          <table:table-cell table:number-columns-repeated="253"/>
        </table:table-row>
        <table:table-row xmlns:xdr="http://schemas.openxmlformats.org/drawingml/2006/spreadsheetDrawing" table:style-name="ID0EKRAG">
          <table:table-cell table:style-name="ID0E3OAC" office:value-type="string">
            <text:p>id</text:p>
          </table:table-cell>
          <table:table-cell table:style-name="ID0E3OAC" office:value-type="string">
            <text:p>The ID of the account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2]=&quot;no&quot;;&quot;final&quot;;&quot;     &quot;);&quot; &quot;;[.A2];&quot;; /// &quot;;[.B2])" office:value-type="string">
            <text:p>final id, /// The ID of the account</text:p>
          </table:table-cell>
          <table:table-cell table:number-columns-repeated="252"/>
        </table:table-row>
        <table:table-row xmlns:xdr="http://schemas.openxmlformats.org/drawingml/2006/spreadsheetDrawing" table:style-name="ID0EJSAG">
          <table:table-cell table:style-name="ID0E3OAC" office:value-type="string">
            <text:p>username</text:p>
          </table:table-cell>
          <table:table-cell table:style-name="ID0E3OAC" office:value-type="string">
            <text:p>The username of the account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3]=&quot;no&quot;;&quot;final&quot;;&quot;     &quot;);&quot; &quot;;[.A3];&quot;; /// &quot;;[.B3])" office:value-type="string">
            <text:p>final username, /// The username of the account</text:p>
          </table:table-cell>
          <table:table-cell table:number-columns-repeated="252"/>
        </table:table-row>
        <table:table-row xmlns:xdr="http://schemas.openxmlformats.org/drawingml/2006/spreadsheetDrawing" table:style-name="ID0EITAG">
          <table:table-cell table:style-name="ID0E3OAC" office:value-type="string">
            <text:p>acct</text:p>
          </table:table-cell>
          <table:table-cell table:style-name="ID0E3OAC" office:value-type="string">
            <text:p>Equals username for local users, includes @domain for remote ones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4]=&quot;no&quot;;&quot;final&quot;;&quot;     &quot;);&quot; &quot;;[.A4];&quot;; /// &quot;;[.B4])" office:value-type="string">
            <text:p>final acct, /// Equals username for local users, includes @domain for remote ones</text:p>
          </table:table-cell>
          <table:table-cell table:number-columns-repeated="252"/>
        </table:table-row>
        <table:table-row xmlns:xdr="http://schemas.openxmlformats.org/drawingml/2006/spreadsheetDrawing" table:style-name="ID0EHUAG">
          <table:table-cell table:style-name="ID0E3OAC" office:value-type="string">
            <text:p>display_name</text:p>
          </table:table-cell>
          <table:table-cell table:style-name="ID0E3OAC" office:value-type="string">
            <text:p>The account's display name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5]=&quot;no&quot;;&quot;final&quot;;&quot;     &quot;);&quot; &quot;;[.A5];&quot;; /// &quot;;[.B5])" office:value-type="string">
            <text:p>final display_name, /// The account's display name</text:p>
          </table:table-cell>
          <table:table-cell table:number-columns-repeated="252"/>
        </table:table-row>
        <table:table-row xmlns:xdr="http://schemas.openxmlformats.org/drawingml/2006/spreadsheetDrawing" table:style-name="ID0EGVAG">
          <table:table-cell table:style-name="ID0E3OAC" office:value-type="string">
            <text:p>locked</text:p>
          </table:table-cell>
          <table:table-cell table:style-name="ID0E3OAC" office:value-type="string">
            <text:p>Boolean for when the account cannot be followed without waiting for approval first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6]=&quot;no&quot;;&quot;final&quot;;&quot;     &quot;);&quot; &quot;;[.A6];&quot;; /// &quot;;[.B6])" office:value-type="string">
            <text:p>final locked, /// Boolean for when the account cannot be followed without waiting for approval first</text:p>
          </table:table-cell>
          <table:table-cell table:number-columns-repeated="252"/>
        </table:table-row>
        <table:table-row xmlns:xdr="http://schemas.openxmlformats.org/drawingml/2006/spreadsheetDrawing" table:style-name="ID0EFWAG">
          <table:table-cell table:style-name="ID0E3OAC" office:value-type="string">
            <text:p>created_at</text:p>
          </table:table-cell>
          <table:table-cell table:style-name="ID0E3OAC" office:value-type="string">
            <text:p>The time the account was created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7]=&quot;no&quot;;&quot;final&quot;;&quot;     &quot;);&quot; &quot;;[.A7];&quot;; /// &quot;;[.B7])" office:value-type="string">
            <text:p>final created_at, /// The time the account was created</text:p>
          </table:table-cell>
          <table:table-cell table:number-columns-repeated="252"/>
        </table:table-row>
        <table:table-row xmlns:xdr="http://schemas.openxmlformats.org/drawingml/2006/spreadsheetDrawing" table:style-name="ID0EEXAG">
          <table:table-cell table:style-name="ID0E3OAC" office:value-type="string">
            <text:p>followers_count</text:p>
          </table:table-cell>
          <table:table-cell table:style-name="ID0E3OAC" office:value-type="string">
            <text:p>The number of followers for the account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8]=&quot;no&quot;;&quot;final&quot;;&quot;     &quot;);&quot; &quot;;[.A8];&quot;; /// &quot;;[.B8])" office:value-type="string">
            <text:p>final followers_count, /// The number of followers for the account</text:p>
          </table:table-cell>
          <table:table-cell table:number-columns-repeated="252"/>
        </table:table-row>
        <table:table-row xmlns:xdr="http://schemas.openxmlformats.org/drawingml/2006/spreadsheetDrawing" table:style-name="ID0EDYAG">
          <table:table-cell table:style-name="ID0E3OAC" office:value-type="string">
            <text:p>following_count</text:p>
          </table:table-cell>
          <table:table-cell table:style-name="ID0E3OAC" office:value-type="string">
            <text:p>The number of accounts the given account is following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9]=&quot;no&quot;;&quot;final&quot;;&quot;     &quot;);&quot; &quot;;[.A9];&quot;; /// &quot;;[.B9])" office:value-type="string">
            <text:p>final following_count, /// The number of accounts the given account is following</text:p>
          </table:table-cell>
          <table:table-cell table:number-columns-repeated="252"/>
        </table:table-row>
        <table:table-row xmlns:xdr="http://schemas.openxmlformats.org/drawingml/2006/spreadsheetDrawing" table:style-name="ID0ECZAG">
          <table:table-cell table:style-name="ID0E3OAC" office:value-type="string">
            <text:p>statuses_count</text:p>
          </table:table-cell>
          <table:table-cell table:style-name="ID0E3OAC" office:value-type="string">
            <text:p>The number of statuses the account has made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10]=&quot;no&quot;;&quot;final&quot;;&quot;     &quot;);&quot; &quot;;[.A10];&quot;; /// &quot;;[.B10])" office:value-type="string">
            <text:p>final statuses_count, /// The number of statuses the account has made</text:p>
          </table:table-cell>
          <table:table-cell table:number-columns-repeated="252"/>
        </table:table-row>
        <table:table-row xmlns:xdr="http://schemas.openxmlformats.org/drawingml/2006/spreadsheetDrawing" table:style-name="ID0EB1AG">
          <table:table-cell table:style-name="ID0E3OAC" office:value-type="string">
            <text:p>note</text:p>
          </table:table-cell>
          <table:table-cell table:style-name="ID0E3OAC" office:value-type="string">
            <text:p>Biography of user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11]=&quot;no&quot;;&quot;final&quot;;&quot;     &quot;);&quot; &quot;;[.A11];&quot;; /// &quot;;[.B11])" office:value-type="string">
            <text:p>final note, /// Biography of user</text:p>
          </table:table-cell>
          <table:table-cell table:number-columns-repeated="252"/>
        </table:table-row>
        <table:table-row xmlns:xdr="http://schemas.openxmlformats.org/drawingml/2006/spreadsheetDrawing" table:style-name="ID0EA2AG">
          <table:table-cell table:style-name="ID0E3OAC" office:value-type="string">
            <text:p>url</text:p>
          </table:table-cell>
          <table:table-cell table:style-name="ID0E3OAC" office:value-type="string">
            <text:p>URL of the user's profile page (can be remote)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12]=&quot;no&quot;;&quot;final&quot;;&quot;     &quot;);&quot; &quot;;[.A12];&quot;; /// &quot;;[.B12])" office:value-type="string">
            <text:p>final url, /// URL of the user's profile page (can be remote)</text:p>
          </table:table-cell>
          <table:table-cell table:number-columns-repeated="252"/>
        </table:table-row>
        <table:table-row xmlns:xdr="http://schemas.openxmlformats.org/drawingml/2006/spreadsheetDrawing" table:style-name="ID0E62AG">
          <table:table-cell table:style-name="ID0E3OAC" office:value-type="string">
            <text:p>avatar</text:p>
          </table:table-cell>
          <table:table-cell table:style-name="ID0E3OAC" office:value-type="string">
            <text:p>URL to the avatar image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13]=&quot;no&quot;;&quot;final&quot;;&quot;     &quot;);&quot; &quot;;[.A13];&quot;; /// &quot;;[.B13])" office:value-type="string">
            <text:p>final avatar, /// URL to the avatar image</text:p>
          </table:table-cell>
          <table:table-cell table:number-columns-repeated="252"/>
        </table:table-row>
        <table:table-row xmlns:xdr="http://schemas.openxmlformats.org/drawingml/2006/spreadsheetDrawing" table:style-name="ID0E53AG">
          <table:table-cell table:style-name="ID0E3OAC" office:value-type="string">
            <text:p>avatar_static</text:p>
          </table:table-cell>
          <table:table-cell table:style-name="ID0E3OAC" office:value-type="string">
            <text:p>URL to the avatar static image (gif)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14]=&quot;no&quot;;&quot;final&quot;;&quot;     &quot;);&quot; &quot;;[.A14];&quot;; /// &quot;;[.B14])" office:value-type="string">
            <text:p>final avatar_static, /// URL to the avatar static image (gif)</text:p>
          </table:table-cell>
          <table:table-cell table:number-columns-repeated="252"/>
        </table:table-row>
        <table:table-row xmlns:xdr="http://schemas.openxmlformats.org/drawingml/2006/spreadsheetDrawing" table:style-name="ID0E44AG">
          <table:table-cell table:style-name="ID0E3OAC" office:value-type="string">
            <text:p>header</text:p>
          </table:table-cell>
          <table:table-cell table:style-name="ID0E3OAC" office:value-type="string">
            <text:p>URL to the header image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15]=&quot;no&quot;;&quot;final&quot;;&quot;     &quot;);&quot; &quot;;[.A15];&quot;; /// &quot;;[.B15])" office:value-type="string">
            <text:p>final header, /// URL to the header image</text:p>
          </table:table-cell>
          <table:table-cell table:number-columns-repeated="252"/>
        </table:table-row>
        <table:table-row xmlns:xdr="http://schemas.openxmlformats.org/drawingml/2006/spreadsheetDrawing" table:style-name="ID0E35AG">
          <table:table-cell table:style-name="ID0E3OAC" office:value-type="string">
            <text:p>header_static</text:p>
          </table:table-cell>
          <table:table-cell table:style-name="ID0E3OAC" office:value-type="string">
            <text:p>URL to the header static image (gif)</text:p>
          </table:table-cell>
          <table:table-cell table:style-name="ID0E3OAC" office:value-type="string">
            <text:p>no</text:p>
          </table:table-cell>
          <table:table-cell table:style-name="ID0EQOAC" table:formula="oooc:=CONCATENATE(IF([.C16]=&quot;no&quot;;&quot;final&quot;;&quot;     &quot;);&quot; &quot;;[.A16];&quot;; /// &quot;;[.B16])" office:value-type="string">
            <text:p>final header_static, /// URL to the header static image (gif)</text:p>
          </table:table-cell>
          <table:table-cell table:number-columns-repeated="252"/>
        </table:table-row>
        <table:table-row xmlns:xdr="http://schemas.openxmlformats.org/drawingml/2006/spreadsheetDrawing" table:style-name="ID0E26AG">
          <table:table-cell table:style-name="ID0E3OAC" office:value-type="string">
            <text:p>moved</text:p>
          </table:table-cell>
          <table:table-cell table:style-name="ID0E3OAC" office:value-type="string">
            <text:p>If the owner decided to switch accounts, new account is in this attribute</text:p>
          </table:table-cell>
          <table:table-cell table:style-name="ID0E3OAC" office:value-type="string">
            <text:p>yes</text:p>
          </table:table-cell>
          <table:table-cell table:style-name="ID0EQOAC" table:formula="oooc:=CONCATENATE(IF([.C17]=&quot;no&quot;;&quot;final&quot;;&quot;     &quot;);&quot; &quot;;[.A17];&quot;; /// &quot;;[.B17])" office:value-type="string">
            <text:p>      moved, /// If the owner decided to switch accounts, new account is in this attribute</text:p>
          </table:table-cell>
          <table:table-cell table:number-columns-repeated="252"/>
        </table:table-row>
      </table:table>
      <table:table table:name="Status" table:style-name="ID0EEONM">
        <table:table-column table:style-name="ID0ERDBG" table:default-cell-style-name="ID0EGOAC"/>
        <table:table-column table:style-name="ID0EXDBG" table:default-cell-style-name="ID0EGOAC"/>
        <table:table-column table:style-name="ID0E4DBG" table:default-cell-style-name="ID0EGOAC"/>
        <table:table-column table:style-name="ID0EDEBG" table:number-columns-repeated="2" table:default-cell-style-name="ID0EGOAC"/>
        <table:table-column table:style-name="ID0EJEBG" table:number-columns-repeated="4" table:default-cell-style-name="ID0EGOAC"/>
        <table:table-column table:style-name="ID0EPEBG" table:number-columns-repeated="247" table:default-cell-style-name="ID0EGOAC"/>
        <table:table-row xmlns:xdr="http://schemas.openxmlformats.org/drawingml/2006/spreadsheetDrawing" table:style-name="ID0EWEBG">
          <table:table-cell office:value-type="string">
            <text:p>class name</text:p>
          </table:table-cell>
          <table:table-cell table:number-columns-repeated="4"/>
          <table:table-cell table:style-name="ID0EQOAC" office:value-type="string">
            <text:p>field definitions</text:p>
          </table:table-cell>
          <table:table-cell table:style-name="ID0EQOAC"/>
          <table:table-cell table:number-columns-repeated="3"/>
          <table:table-cell table:style-name="ID0EQOAC" office:value-type="string">
            <text:p>default constructor definitions</text:p>
          </table:table-cell>
          <table:table-cell table:number-columns-repeated="3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GEAI">
          <table:table-cell table:style-name="ID0EQOAC" office:value-type="string">
            <text:p>Status</text:p>
          </table:table-cell>
          <table:table-cell table:style-name="ID0EQOAC"/>
          <table:table-cell table:style-name="ID0EQOAC"/>
          <table:table-cell table:style-name="ID0EQOAC" office:value-type="string">
            <text:p>type</text:p>
          </table:table-cell>
          <table:table-cell table:style-name="ID0EQOAC"/>
          <table:table-cell table:style-name="ID0EQOAC" office:value-type="string">
            <text:p>comment part</text:p>
          </table:table-cell>
          <table:table-cell table:style-name="ID0EQOAC" office:value-type="string">
            <text:p>json annotation</text:p>
          </table:table-cell>
          <table:table-cell table:style-name="ID0EQOAC" office:value-type="string">
            <text:p>variable part</text:p>
          </table:table-cell>
          <table:table-cell table:number-columns-repeated="2"/>
          <table:table-cell table:style-name="ID0EQOAC" table:formula="oooc:=CONCATENATE([.A2];&quot;({&quot;)" office:value-type="string">
            <text:p>Status({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4EBI">
          <table:table-cell table:style-name="ID0EJPAC" office:value-type="string">
            <text:p>id</text:p>
          </table:table-cell>
          <table:table-cell table:style-name="ID0EJPAC" office:value-type="string">
            <text:p>The ID of the status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String</text:p>
          </table:table-cell>
          <table:table-cell table:style-name="ID0EJPAC"/>
          <table:table-cell table:formula="oooc:=CONCATENATE(&quot;/// &quot;;IF([.C3]=&quot;no&quot;;&quot;(required)&quot;;&quot;(optional)&quot;);&quot; &quot;;[.B3])" office:value-type="string">
            <text:p>/// (required) The ID of the status</text:p>
          </table:table-cell>
          <table:table-cell table:formula="oooc:=IF([.C3]=&quot;no&quot;;&quot;&quot;;&quot;@JsonKey(includeIfNull: false)&quot;)" office:value-type="string">
            <text:p/>
          </table:table-cell>
          <table:table-cell table:style-name="ID0EQOAC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NAAE" table:formula="oooc:=CONCATENATE([.F3];CHAR(10);IF([.G3]=&quot;&quot;;&quot;&quot;;CONCATENATE([.G3];CHAR(10)));[.H3])" office:value-type="string">
            <text:p>/// (required) The ID of the status
final String id;</text:p>
          </table:table-cell>
          <table:table-cell table:style-name="ID0EQOAC"/>
          <table:table-cell table:style-name="ID0EQOAC" table:formula="oooc:=CONCATENATE(&quot;this.&quot;;[.A3];IF([.C3]=&quot;no&quot;;&quot;&quot;;&quot; = null&quot;);&quot;;&quot;)" office:value-type="string">
            <text:p>this.id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EGCI">
          <table:table-cell table:style-name="ID0EJPAC" office:value-type="string">
            <text:p>uri</text:p>
          </table:table-cell>
          <table:table-cell table:style-name="ID0EJPAC" office:value-type="string">
            <text:p>A Fediverse-unique resource ID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Uri</text:p>
          </table:table-cell>
          <table:table-cell table:style-name="ID0EJPAC"/>
          <table:table-cell table:formula="oooc:=CONCATENATE(&quot;/// &quot;;IF([.C4]=&quot;no&quot;;&quot;(required)&quot;;&quot;(optional)&quot;);&quot; &quot;;[.B4])" office:value-type="string">
            <text:p>/// (required) A Fediverse-unique resource ID</text:p>
          </table:table-cell>
          <table:table-cell table:formula="oooc:=IF([.C4]=&quot;no&quot;;&quot;&quot;;&quot;@JsonKey(includeIfNull: false)&quot;)" office:value-type="string">
            <text:p/>
          </table:table-cell>
          <table:table-cell table:style-name="ID0EQOAC" table:formula="oooc:=CONCATENATE(IF([.C4]=&quot;no&quot;;&quot;final&quot;;&quot;     &quot;);&quot; &quot;;[.D4];&quot; &quot;;[.A4];&quot;;&quot;)" office:value-type="string">
            <text:p>final Uri uri;</text:p>
          </table:table-cell>
          <table:table-cell table:style-name="ID0ENAAE" table:formula="oooc:=CONCATENATE([.F4];CHAR(10);IF([.G4]=&quot;&quot;;&quot;&quot;;CONCATENATE([.G4];CHAR(10)));[.H4])" office:value-type="string">
            <text:p>/// (required) A Fediverse-unique resource ID
final Uri uri;</text:p>
          </table:table-cell>
          <table:table-cell table:style-name="ID0EQOAC"/>
          <table:table-cell table:style-name="ID0EQOAC" table:formula="oooc:=CONCATENATE(&quot;this.&quot;;[.A4];IF([.C4]=&quot;no&quot;;&quot;&quot;;&quot; = null&quot;);&quot;;&quot;)" office:value-type="string">
            <text:p>this.uri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LHDI">
          <table:table-cell table:style-name="ID0EJPAC" office:value-type="string">
            <text:p>url</text:p>
          </table:table-cell>
          <table:table-cell table:style-name="ID0EJPAC" office:value-type="string">
            <text:p>URL to the status page (can be remote)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Uri</text:p>
          </table:table-cell>
          <table:table-cell table:style-name="ID0EJPAC"/>
          <table:table-cell table:formula="oooc:=CONCATENATE(&quot;/// &quot;;IF([.C5]=&quot;no&quot;;&quot;(required)&quot;;&quot;(optional)&quot;);&quot; &quot;;[.B5])" office:value-type="string">
            <text:p>/// (required) URL to the status page (can be remote)</text:p>
          </table:table-cell>
          <table:table-cell table:formula="oooc:=IF([.C5]=&quot;no&quot;;&quot;&quot;;&quot;@JsonKey(includeIfNull: false)&quot;)" office:value-type="string">
            <text:p/>
          </table:table-cell>
          <table:table-cell table:style-name="ID0EQOAC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NAAE" table:formula="oooc:=CONCATENATE([.F5];CHAR(10);IF([.G5]=&quot;&quot;;&quot;&quot;;CONCATENATE([.G5];CHAR(10)));[.H5])" office:value-type="string">
            <text:p>/// (required) URL to the status page (can be remote)
final Uri url;</text:p>
          </table:table-cell>
          <table:table-cell table:style-name="ID0EQOAC"/>
          <table:table-cell table:style-name="ID0EQOAC" table:formula="oooc:=CONCATENATE(&quot;this.&quot;;[.A5];IF([.C5]=&quot;no&quot;;&quot;&quot;;&quot; = null&quot;);&quot;;&quot;)" office:value-type="string">
            <text:p>this.url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TIAK">
          <table:table-cell table:style-name="ID0EJPAC" office:value-type="string">
            <text:p>account</text:p>
          </table:table-cell>
          <table:table-cell table:style-name="ID0EJPAC" office:value-type="string">
            <text:p><text:span text:style-name="ID0EWDAG">The </text:span><text:span text:style-name="ID0EAEAG">Account</text:span><text:span text:style-name="ID0EJEAG"> which posted the status</text:span>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Account</text:p>
          </table:table-cell>
          <table:table-cell table:style-name="ID0EJPAC"/>
          <table:table-cell table:formula="oooc:=CONCATENATE(&quot;/// &quot;;IF([.C6]=&quot;no&quot;;&quot;(required)&quot;;&quot;(optional)&quot;);&quot; &quot;;[.B6])" office:value-type="string">
            <text:p>/// (required) The Account which posted the status</text:p>
          </table:table-cell>
          <table:table-cell table:formula="oooc:=IF([.C6]=&quot;no&quot;;&quot;&quot;;&quot;@JsonKey(includeIfNull: false)&quot;)" office:value-type="string">
            <text:p/>
          </table:table-cell>
          <table:table-cell table:style-name="ID0EQOAC" table:formula="oooc:=CONCATENATE(IF([.C6]=&quot;no&quot;;&quot;final&quot;;&quot;     &quot;);&quot; &quot;;[.D6];&quot; &quot;;[.A6];&quot;;&quot;)" office:value-type="string">
            <text:p>final Account account;</text:p>
          </table:table-cell>
          <table:table-cell table:style-name="ID0ENAAE" table:formula="oooc:=CONCATENATE([.F6];CHAR(10);IF([.G6]=&quot;&quot;;&quot;&quot;;CONCATENATE([.G6];CHAR(10)));[.H6])" office:value-type="string">
            <text:p>/// (required) The Account which posted the status
final Account account;</text:p>
          </table:table-cell>
          <table:table-cell table:style-name="ID0EQOAC"/>
          <table:table-cell table:style-name="ID0EQOAC" table:formula="oooc:=CONCATENATE(&quot;this.&quot;;[.A6];IF([.C6]=&quot;no&quot;;&quot;&quot;;&quot; = null&quot;);&quot;;&quot;)" office:value-type="string">
            <text:p>this.account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1JBK">
          <table:table-cell table:style-name="ID0EJPAC" office:value-type="string">
            <text:p>in_reply_to_id</text:p>
          </table:table-cell>
          <table:table-cell table:style-name="ID0EJPAC" office:value-type="string">
            <text:p>null or the ID of the status it replies to</text:p>
          </table:table-cell>
          <table:table-cell table:style-name="ID0EJPAC" office:value-type="string">
            <text:p>yes</text:p>
          </table:table-cell>
          <table:table-cell table:style-name="ID0EJPAC" office:value-type="string">
            <text:p>String</text:p>
          </table:table-cell>
          <table:table-cell table:style-name="ID0EJPAC"/>
          <table:table-cell table:formula="oooc:=CONCATENATE(&quot;/// &quot;;IF([.C7]=&quot;no&quot;;&quot;(required)&quot;;&quot;(optional)&quot;);&quot; &quot;;[.B7])" office:value-type="string">
            <text:p>/// (optional) null or the ID of the status it replies to</text:p>
          </table:table-cell>
          <table:table-cell table:formula="oooc:=IF([.C7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7]=&quot;no&quot;;&quot;final&quot;;&quot;     &quot;);&quot; &quot;;[.D7];&quot; &quot;;[.A7];&quot;;&quot;)" office:value-type="string">
            <text:p>      String in_reply_to_id;</text:p>
          </table:table-cell>
          <table:table-cell table:style-name="ID0ENAAE" table:formula="oooc:=CONCATENATE([.F7];CHAR(10);IF([.G7]=&quot;&quot;;&quot;&quot;;CONCATENATE([.G7];CHAR(10)));[.H7])" office:value-type="string">
            <text:p>/// (optional) null or the ID of the status it replies to
@JsonKey(includeIfNull: false)
      String in_reply_to_id;</text:p>
          </table:table-cell>
          <table:table-cell table:style-name="ID0EQOAC"/>
          <table:table-cell table:style-name="ID0EQOAC" table:formula="oooc:=CONCATENATE(&quot;this.&quot;;[.A7];IF([.C7]=&quot;no&quot;;&quot;&quot;;&quot; = null&quot;);&quot;;&quot;)" office:value-type="string">
            <text:p>this.in_reply_to_id = null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CLCK">
          <table:table-cell table:style-name="ID0EJPAC" office:value-type="string">
            <text:p>in_reply_to_account_id</text:p>
          </table:table-cell>
          <table:table-cell table:style-name="ID0EJPAC" office:value-type="string">
            <text:p>null or the ID of the account it replies to</text:p>
          </table:table-cell>
          <table:table-cell table:style-name="ID0EJPAC" office:value-type="string">
            <text:p>yes</text:p>
          </table:table-cell>
          <table:table-cell table:style-name="ID0EJPAC" office:value-type="string">
            <text:p>String</text:p>
          </table:table-cell>
          <table:table-cell table:style-name="ID0EJPAC"/>
          <table:table-cell table:formula="oooc:=CONCATENATE(&quot;/// &quot;;IF([.C8]=&quot;no&quot;;&quot;(required)&quot;;&quot;(optional)&quot;);&quot; &quot;;[.B8])" office:value-type="string">
            <text:p>/// (optional) null or the ID of the account it replies to</text:p>
          </table:table-cell>
          <table:table-cell table:formula="oooc:=IF([.C8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8]=&quot;no&quot;;&quot;final&quot;;&quot;     &quot;);&quot; &quot;;[.D8];&quot; &quot;;[.A8];&quot;;&quot;)" office:value-type="string">
            <text:p>      String in_reply_to_account_id;</text:p>
          </table:table-cell>
          <table:table-cell table:style-name="ID0ENAAE" table:formula="oooc:=CONCATENATE([.F8];CHAR(10);IF([.G8]=&quot;&quot;;&quot;&quot;;CONCATENATE([.G8];CHAR(10)));[.H8])" office:value-type="string">
            <text:p>/// (optional) null or the ID of the account it replies to
@JsonKey(includeIfNull: false)
      String in_reply_to_account_id;</text:p>
          </table:table-cell>
          <table:table-cell table:style-name="ID0EQOAC"/>
          <table:table-cell table:style-name="ID0EQOAC" table:formula="oooc:=CONCATENATE(&quot;this.&quot;;[.A8];IF([.C8]=&quot;no&quot;;&quot;&quot;;&quot; = null&quot;);&quot;;&quot;)" office:value-type="string">
            <text:p>this.in_reply_to_account_id = null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KMDK">
          <table:table-cell table:style-name="ID0EJPAC" office:value-type="string">
            <text:p>reblog</text:p>
          </table:table-cell>
          <table:table-cell table:style-name="ID0EJPAC" office:value-type="string">
            <text:p><text:span text:style-name="ID0EKOAG">null or the reblogged </text:span><text:span text:style-name="ID0EUOAG">Status</text:span></text:p>
          </table:table-cell>
          <table:table-cell table:style-name="ID0EJPAC" office:value-type="string">
            <text:p>yes</text:p>
          </table:table-cell>
          <table:table-cell table:style-name="ID0EJPAC" office:value-type="string">
            <text:p>Status</text:p>
          </table:table-cell>
          <table:table-cell table:style-name="ID0EJPAC"/>
          <table:table-cell table:formula="oooc:=CONCATENATE(&quot;/// &quot;;IF([.C9]=&quot;no&quot;;&quot;(required)&quot;;&quot;(optional)&quot;);&quot; &quot;;[.B9])" office:value-type="string">
            <text:p>/// (optional) null or the reblogged Status</text:p>
          </table:table-cell>
          <table:table-cell table:formula="oooc:=IF([.C9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9]=&quot;no&quot;;&quot;final&quot;;&quot;     &quot;);&quot; &quot;;[.D9];&quot; &quot;;[.A9];&quot;;&quot;)" office:value-type="string">
            <text:p>      Status reblog;</text:p>
          </table:table-cell>
          <table:table-cell table:style-name="ID0ENAAE" table:formula="oooc:=CONCATENATE([.F9];CHAR(10);IF([.G9]=&quot;&quot;;&quot;&quot;;CONCATENATE([.G9];CHAR(10)));[.H9])" office:value-type="string">
            <text:p>/// (optional) null or the reblogged Status
@JsonKey(includeIfNull: false)
      Status reblog;</text:p>
          </table:table-cell>
          <table:table-cell table:style-name="ID0EQOAC"/>
          <table:table-cell table:style-name="ID0EQOAC" table:formula="oooc:=CONCATENATE(&quot;this.&quot;;[.A9];IF([.C9]=&quot;no&quot;;&quot;&quot;;&quot; = null&quot;);&quot;;&quot;)" office:value-type="string">
            <text:p>this.reblog = null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SNEK">
          <table:table-cell table:style-name="ID0EJPAC" office:value-type="string">
            <text:p>content</text:p>
          </table:table-cell>
          <table:table-cell table:style-name="ID0EJPAC" office:value-type="string">
            <text:p>Body of the status; this will contain HTML (remote HTML already sanitized)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Document</text:p>
          </table:table-cell>
          <table:table-cell table:style-name="ID0EJPAC" office:value-type="string">
            <text:p>* external lib</text:p>
          </table:table-cell>
          <table:table-cell table:formula="oooc:=CONCATENATE(&quot;/// &quot;;IF([.C10]=&quot;no&quot;;&quot;(required)&quot;;&quot;(optional)&quot;);&quot; &quot;;[.B10])" office:value-type="string">
            <text:p>/// (required) Body of the status; this will contain HTML (remote HTML already sanitized)</text:p>
          </table:table-cell>
          <table:table-cell table:formula="oooc:=IF([.C10]=&quot;no&quot;;&quot;&quot;;&quot;@JsonKey(includeIfNull: false)&quot;)" office:value-type="string">
            <text:p/>
          </table:table-cell>
          <table:table-cell table:style-name="ID0EQOAC" table:formula="oooc:=CONCATENATE(IF([.C10]=&quot;no&quot;;&quot;final&quot;;&quot;     &quot;);&quot; &quot;;[.D10];&quot; &quot;;[.A10];&quot;;&quot;)" office:value-type="string">
            <text:p>final Document content;</text:p>
          </table:table-cell>
          <table:table-cell table:style-name="ID0ENAAE" table:formula="oooc:=CONCATENATE([.F10];CHAR(10);IF([.G10]=&quot;&quot;;&quot;&quot;;CONCATENATE([.G10];CHAR(10)));[.H10])" office:value-type="string">
            <text:p>/// (required) Body of the status; this will contain HTML (remote HTML already sanitized)
final Document content;</text:p>
          </table:table-cell>
          <table:table-cell table:style-name="ID0EQOAC"/>
          <table:table-cell table:style-name="ID0EQOAC" table:formula="oooc:=CONCATENATE(&quot;this.&quot;;[.A10];IF([.C10]=&quot;no&quot;;&quot;&quot;;&quot; = null&quot;);&quot;;&quot;)" office:value-type="string">
            <text:p>this.content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2OFK">
          <table:table-cell table:style-name="ID0EJPAC" office:value-type="string">
            <text:p>created_at</text:p>
          </table:table-cell>
          <table:table-cell table:style-name="ID0EJPAC" office:value-type="string">
            <text:p>The time the status was created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DateTime</text:p>
          </table:table-cell>
          <table:table-cell table:style-name="ID0EJPAC"/>
          <table:table-cell table:formula="oooc:=CONCATENATE(&quot;/// &quot;;IF([.C11]=&quot;no&quot;;&quot;(required)&quot;;&quot;(optional)&quot;);&quot; &quot;;[.B11])" office:value-type="string">
            <text:p>/// (required) The time the status was created</text:p>
          </table:table-cell>
          <table:table-cell table:formula="oooc:=IF([.C11]=&quot;no&quot;;&quot;&quot;;&quot;@JsonKey(includeIfNull: false)&quot;)" office:value-type="string">
            <text:p/>
          </table:table-cell>
          <table:table-cell table:style-name="ID0EQOAC" table:formula="oooc:=CONCATENATE(IF([.C11]=&quot;no&quot;;&quot;final&quot;;&quot;     &quot;);&quot; &quot;;[.D11];&quot; &quot;;[.A11];&quot;;&quot;)" office:value-type="string">
            <text:p>final DateTime created_at;</text:p>
          </table:table-cell>
          <table:table-cell table:style-name="ID0ENAAE" table:formula="oooc:=CONCATENATE([.F11];CHAR(10);IF([.G11]=&quot;&quot;;&quot;&quot;;CONCATENATE([.G11];CHAR(10)));[.H11])" office:value-type="string">
            <text:p>/// (required) The time the status was created
final DateTime created_at;</text:p>
          </table:table-cell>
          <table:table-cell table:style-name="ID0EQOAC"/>
          <table:table-cell table:style-name="ID0EQOAC" table:formula="oooc:=CONCATENATE(&quot;this.&quot;;[.A11];IF([.C11]=&quot;no&quot;;&quot;&quot;;&quot; = null&quot;);&quot;;&quot;)" office:value-type="string">
            <text:p>this.created_at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CQGK">
          <table:table-cell table:style-name="ID0EJPAC" office:value-type="string">
            <text:p>emojis</text:p>
          </table:table-cell>
          <table:table-cell table:style-name="ID0EJPAC" office:value-type="string">
            <text:p><text:span text:style-name="ID0EMZAE">An array of </text:span><text:span text:style-name="ID0EWZAE">Emoji</text:span>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Emoji</text:p>
          </table:table-cell>
          <table:table-cell table:style-name="ID0EJPAC"/>
          <table:table-cell table:formula="oooc:=CONCATENATE(&quot;/// &quot;;IF([.C12]=&quot;no&quot;;&quot;(required)&quot;;&quot;(optional)&quot;);&quot; &quot;;[.B12])" office:value-type="string">
            <text:p>/// (required) An array of Emoji</text:p>
          </table:table-cell>
          <table:table-cell table:formula="oooc:=IF([.C12]=&quot;no&quot;;&quot;&quot;;&quot;@JsonKey(includeIfNull: false)&quot;)" office:value-type="string">
            <text:p/>
          </table:table-cell>
          <table:table-cell table:style-name="ID0EQOAC" table:formula="oooc:=CONCATENATE(IF([.C12]=&quot;no&quot;;&quot;final&quot;;&quot;     &quot;);&quot; &quot;;[.D12];&quot; &quot;;[.A12];&quot;;&quot;)" office:value-type="string">
            <text:p>final Emoji emojis;</text:p>
          </table:table-cell>
          <table:table-cell table:style-name="ID0ENAAE" table:formula="oooc:=CONCATENATE([.F12];CHAR(10);IF([.G12]=&quot;&quot;;&quot;&quot;;CONCATENATE([.G12];CHAR(10)));[.H12])" office:value-type="string">
            <text:p>/// (required) An array of Emoji
final Emoji emojis;</text:p>
          </table:table-cell>
          <table:table-cell table:style-name="ID0EQOAC"/>
          <table:table-cell table:style-name="ID0EQOAC" table:formula="oooc:=CONCATENATE(&quot;this.&quot;;[.A12];IF([.C12]=&quot;no&quot;;&quot;&quot;;&quot; = null&quot;);&quot;;&quot;)" office:value-type="string">
            <text:p>this.emojis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JRHK">
          <table:table-cell table:style-name="ID0EJPAC" office:value-type="string">
            <text:p>reblogs_count</text:p>
          </table:table-cell>
          <table:table-cell table:style-name="ID0EJPAC" office:value-type="string">
            <text:p>The number of reblogs for the status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int</text:p>
          </table:table-cell>
          <table:table-cell table:style-name="ID0EJPAC"/>
          <table:table-cell table:formula="oooc:=CONCATENATE(&quot;/// &quot;;IF([.C13]=&quot;no&quot;;&quot;(required)&quot;;&quot;(optional)&quot;);&quot; &quot;;[.B13])" office:value-type="string">
            <text:p>/// (required) The number of reblogs for the status</text:p>
          </table:table-cell>
          <table:table-cell table:formula="oooc:=IF([.C13]=&quot;no&quot;;&quot;&quot;;&quot;@JsonKey(includeIfNull: false)&quot;)" office:value-type="string">
            <text:p/>
          </table:table-cell>
          <table:table-cell table:style-name="ID0EQOAC" table:formula="oooc:=CONCATENATE(IF([.C13]=&quot;no&quot;;&quot;final&quot;;&quot;     &quot;);&quot; &quot;;[.D13];&quot; &quot;;[.A13];&quot;;&quot;)" office:value-type="string">
            <text:p>final int reblogs_count;</text:p>
          </table:table-cell>
          <table:table-cell table:style-name="ID0ENAAE" table:formula="oooc:=CONCATENATE([.F13];CHAR(10);IF([.G13]=&quot;&quot;;&quot;&quot;;CONCATENATE([.G13];CHAR(10)));[.H13])" office:value-type="string">
            <text:p>/// (required) The number of reblogs for the status
final int reblogs_count;</text:p>
          </table:table-cell>
          <table:table-cell table:style-name="ID0EQOAC"/>
          <table:table-cell table:style-name="ID0EQOAC" table:formula="oooc:=CONCATENATE(&quot;this.&quot;;[.A13];IF([.C13]=&quot;no&quot;;&quot;&quot;;&quot; = null&quot;);&quot;;&quot;)" office:value-type="string">
            <text:p>this.reblogs_count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RSAM">
          <table:table-cell table:style-name="ID0EJPAC" office:value-type="string">
            <text:p>favourites_count</text:p>
          </table:table-cell>
          <table:table-cell table:style-name="ID0EJPAC" office:value-type="string">
            <text:p>The number of favourites for the status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int</text:p>
          </table:table-cell>
          <table:table-cell table:style-name="ID0EJPAC"/>
          <table:table-cell table:formula="oooc:=CONCATENATE(&quot;/// &quot;;IF([.C14]=&quot;no&quot;;&quot;(required)&quot;;&quot;(optional)&quot;);&quot; &quot;;[.B14])" office:value-type="string">
            <text:p>/// (required) The number of favourites for the status</text:p>
          </table:table-cell>
          <table:table-cell table:formula="oooc:=IF([.C14]=&quot;no&quot;;&quot;&quot;;&quot;@JsonKey(includeIfNull: false)&quot;)" office:value-type="string">
            <text:p/>
          </table:table-cell>
          <table:table-cell table:style-name="ID0EQOAC" table:formula="oooc:=CONCATENATE(IF([.C14]=&quot;no&quot;;&quot;final&quot;;&quot;     &quot;);&quot; &quot;;[.D14];&quot; &quot;;[.A14];&quot;;&quot;)" office:value-type="string">
            <text:p>final int favourites_count;</text:p>
          </table:table-cell>
          <table:table-cell table:style-name="ID0ENAAE" table:formula="oooc:=CONCATENATE([.F14];CHAR(10);IF([.G14]=&quot;&quot;;&quot;&quot;;CONCATENATE([.G14];CHAR(10)));[.H14])" office:value-type="string">
            <text:p>/// (required) The number of favourites for the status
final int favourites_count;</text:p>
          </table:table-cell>
          <table:table-cell table:style-name="ID0EQOAC"/>
          <table:table-cell table:style-name="ID0EQOAC" table:formula="oooc:=CONCATENATE(&quot;this.&quot;;[.A14];IF([.C14]=&quot;no&quot;;&quot;&quot;;&quot; = null&quot;);&quot;;&quot;)" office:value-type="string">
            <text:p>this.favourites_count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YTBM">
          <table:table-cell table:style-name="ID0EJPAC" office:value-type="string">
            <text:p>reblogged</text:p>
          </table:table-cell>
          <table:table-cell table:style-name="ID0EJPAC" office:value-type="string">
            <text:p>Whether the authenticated user has reblogged the status</text:p>
          </table:table-cell>
          <table:table-cell table:style-name="ID0EJPAC" office:value-type="string">
            <text:p>yes</text:p>
          </table:table-cell>
          <table:table-cell table:style-name="ID0EJPAC" office:value-type="string">
            <text:p>bool</text:p>
          </table:table-cell>
          <table:table-cell table:style-name="ID0EJPAC"/>
          <table:table-cell table:formula="oooc:=CONCATENATE(&quot;/// &quot;;IF([.C15]=&quot;no&quot;;&quot;(required)&quot;;&quot;(optional)&quot;);&quot; &quot;;[.B15])" office:value-type="string">
            <text:p>/// (optional) Whether the authenticated user has reblogged the status</text:p>
          </table:table-cell>
          <table:table-cell table:formula="oooc:=IF([.C15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15]=&quot;no&quot;;&quot;final&quot;;&quot;     &quot;);&quot; &quot;;[.D15];&quot; &quot;;[.A15];&quot;;&quot;)" office:value-type="string">
            <text:p>      bool reblogged;</text:p>
          </table:table-cell>
          <table:table-cell table:style-name="ID0ENAAE" table:formula="oooc:=CONCATENATE([.F15];CHAR(10);IF([.G15]=&quot;&quot;;&quot;&quot;;CONCATENATE([.G15];CHAR(10)));[.H15])" office:value-type="string">
            <text:p>/// (optional) Whether the authenticated user has reblogged the status
@JsonKey(includeIfNull: false)
      bool reblogged;</text:p>
          </table:table-cell>
          <table:table-cell table:style-name="ID0EQOAC"/>
          <table:table-cell table:style-name="ID0EQOAC" table:formula="oooc:=CONCATENATE(&quot;this.&quot;;[.A15];IF([.C15]=&quot;no&quot;;&quot;&quot;;&quot; = null&quot;);&quot;;&quot;)" office:value-type="string">
            <text:p>this.reblogged = null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AVCM">
          <table:table-cell table:style-name="ID0EJPAC" office:value-type="string">
            <text:p>favourited</text:p>
          </table:table-cell>
          <table:table-cell table:style-name="ID0EJPAC" office:value-type="string">
            <text:p>Whether the authenticated user has favourited the status</text:p>
          </table:table-cell>
          <table:table-cell table:style-name="ID0EJPAC" office:value-type="string">
            <text:p>yes</text:p>
          </table:table-cell>
          <table:table-cell table:style-name="ID0EJPAC" office:value-type="string">
            <text:p>bool</text:p>
          </table:table-cell>
          <table:table-cell table:style-name="ID0EJPAC"/>
          <table:table-cell table:formula="oooc:=CONCATENATE(&quot;/// &quot;;IF([.C16]=&quot;no&quot;;&quot;(required)&quot;;&quot;(optional)&quot;);&quot; &quot;;[.B16])" office:value-type="string">
            <text:p>/// (optional) Whether the authenticated user has favourited the status</text:p>
          </table:table-cell>
          <table:table-cell table:formula="oooc:=IF([.C16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16]=&quot;no&quot;;&quot;final&quot;;&quot;     &quot;);&quot; &quot;;[.D16];&quot; &quot;;[.A16];&quot;;&quot;)" office:value-type="string">
            <text:p>      bool favourited;</text:p>
          </table:table-cell>
          <table:table-cell table:style-name="ID0ENAAE" table:formula="oooc:=CONCATENATE([.F16];CHAR(10);IF([.G16]=&quot;&quot;;&quot;&quot;;CONCATENATE([.G16];CHAR(10)));[.H16])" office:value-type="string">
            <text:p>/// (optional) Whether the authenticated user has favourited the status
@JsonKey(includeIfNull: false)
      bool favourited;</text:p>
          </table:table-cell>
          <table:table-cell table:style-name="ID0EQOAC"/>
          <table:table-cell table:style-name="ID0EQOAC" table:formula="oooc:=CONCATENATE(&quot;this.&quot;;[.A16];IF([.C16]=&quot;no&quot;;&quot;&quot;;&quot; = null&quot;);&quot;;&quot;)" office:value-type="string">
            <text:p>this.favourited = null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IWDM">
          <table:table-cell table:style-name="ID0EJPAC" office:value-type="string">
            <text:p>muted</text:p>
          </table:table-cell>
          <table:table-cell table:style-name="ID0EJPAC" office:value-type="string">
            <text:p>Whether the authenticated user has muted the conversation this status from</text:p>
          </table:table-cell>
          <table:table-cell table:style-name="ID0EJPAC" office:value-type="string">
            <text:p>yes</text:p>
          </table:table-cell>
          <table:table-cell table:style-name="ID0EJPAC" office:value-type="string">
            <text:p>bool</text:p>
          </table:table-cell>
          <table:table-cell table:style-name="ID0EJPAC"/>
          <table:table-cell table:formula="oooc:=CONCATENATE(&quot;/// &quot;;IF([.C17]=&quot;no&quot;;&quot;(required)&quot;;&quot;(optional)&quot;);&quot; &quot;;[.B17])" office:value-type="string">
            <text:p>/// (optional) Whether the authenticated user has muted the conversation this status from</text:p>
          </table:table-cell>
          <table:table-cell table:formula="oooc:=IF([.C17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17]=&quot;no&quot;;&quot;final&quot;;&quot;     &quot;);&quot; &quot;;[.D17];&quot; &quot;;[.A17];&quot;;&quot;)" office:value-type="string">
            <text:p>      bool muted;</text:p>
          </table:table-cell>
          <table:table-cell table:style-name="ID0ENAAE" table:formula="oooc:=CONCATENATE([.F17];CHAR(10);IF([.G17]=&quot;&quot;;&quot;&quot;;CONCATENATE([.G17];CHAR(10)));[.H17])" office:value-type="string">
            <text:p>/// (optional) Whether the authenticated user has muted the conversation this status from
@JsonKey(includeIfNull: false)
      bool muted;</text:p>
          </table:table-cell>
          <table:table-cell table:style-name="ID0EQOAC"/>
          <table:table-cell table:style-name="ID0EQOAC" table:formula="oooc:=CONCATENATE(&quot;this.&quot;;[.A17];IF([.C17]=&quot;no&quot;;&quot;&quot;;&quot; = null&quot;);&quot;;&quot;)" office:value-type="string">
            <text:p>this.muted = null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QXEM">
          <table:table-cell table:style-name="ID0EJPAC" office:value-type="string">
            <text:p>sensitive</text:p>
          </table:table-cell>
          <table:table-cell table:style-name="ID0EJPAC" office:value-type="string">
            <text:p>Whether media attachments should be hidden by default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bool</text:p>
          </table:table-cell>
          <table:table-cell table:style-name="ID0EJPAC"/>
          <table:table-cell table:formula="oooc:=CONCATENATE(&quot;/// &quot;;IF([.C18]=&quot;no&quot;;&quot;(required)&quot;;&quot;(optional)&quot;);&quot; &quot;;[.B18])" office:value-type="string">
            <text:p>/// (required) Whether media attachments should be hidden by default</text:p>
          </table:table-cell>
          <table:table-cell table:formula="oooc:=IF([.C18]=&quot;no&quot;;&quot;&quot;;&quot;@JsonKey(includeIfNull: false)&quot;)" office:value-type="string">
            <text:p/>
          </table:table-cell>
          <table:table-cell table:style-name="ID0EQOAC" table:formula="oooc:=CONCATENATE(IF([.C18]=&quot;no&quot;;&quot;final&quot;;&quot;     &quot;);&quot; &quot;;[.D18];&quot; &quot;;[.A18];&quot;;&quot;)" office:value-type="string">
            <text:p>final bool sensitive;</text:p>
          </table:table-cell>
          <table:table-cell table:style-name="ID0ENAAE" table:formula="oooc:=CONCATENATE([.F18];CHAR(10);IF([.G18]=&quot;&quot;;&quot;&quot;;CONCATENATE([.G18];CHAR(10)));[.H18])" office:value-type="string">
            <text:p>/// (required) Whether media attachments should be hidden by default
final bool sensitive;</text:p>
          </table:table-cell>
          <table:table-cell table:style-name="ID0EQOAC"/>
          <table:table-cell table:style-name="ID0EQOAC" table:formula="oooc:=CONCATENATE(&quot;this.&quot;;[.A18];IF([.C18]=&quot;no&quot;;&quot;&quot;;&quot; = null&quot;);&quot;;&quot;)" office:value-type="string">
            <text:p>this.sensitive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XYFM">
          <table:table-cell table:style-name="ID0EJPAC" office:value-type="string">
            <text:p>spoiler_text</text:p>
          </table:table-cell>
          <table:table-cell table:style-name="ID0EJPAC" office:value-type="string">
            <text:p>If not empty, warning text that should be displayed before the actual content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String</text:p>
          </table:table-cell>
          <table:table-cell table:style-name="ID0EJPAC"/>
          <table:table-cell table:formula="oooc:=CONCATENATE(&quot;/// &quot;;IF([.C19]=&quot;no&quot;;&quot;(required)&quot;;&quot;(optional)&quot;);&quot; &quot;;[.B19])" office:value-type="string">
            <text:p>/// (required) If not empty, warning text that should be displayed before the actual content</text:p>
          </table:table-cell>
          <table:table-cell table:formula="oooc:=IF([.C19]=&quot;no&quot;;&quot;&quot;;&quot;@JsonKey(includeIfNull: false)&quot;)" office:value-type="string">
            <text:p/>
          </table:table-cell>
          <table:table-cell table:style-name="ID0EQOAC" table:formula="oooc:=CONCATENATE(IF([.C19]=&quot;no&quot;;&quot;final&quot;;&quot;     &quot;);&quot; &quot;;[.D19];&quot; &quot;;[.A19];&quot;;&quot;)" office:value-type="string">
            <text:p>final String spoiler_text;</text:p>
          </table:table-cell>
          <table:table-cell table:style-name="ID0ENAAE" table:formula="oooc:=CONCATENATE([.F19];CHAR(10);IF([.G19]=&quot;&quot;;&quot;&quot;;CONCATENATE([.G19];CHAR(10)));[.H19])" office:value-type="string">
            <text:p>/// (required) If not empty, warning text that should be displayed before the actual content
final String spoiler_text;</text:p>
          </table:table-cell>
          <table:table-cell table:style-name="ID0EQOAC"/>
          <table:table-cell table:style-name="ID0EQOAC" table:formula="oooc:=CONCATENATE(&quot;this.&quot;;[.A19];IF([.C19]=&quot;no&quot;;&quot;&quot;;&quot; = null&quot;);&quot;;&quot;)" office:value-type="string">
            <text:p>this.spoiler_text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5ZGM">
          <table:table-cell table:style-name="ID0EJPAC" office:value-type="string">
            <text:p>visibility</text:p>
          </table:table-cell>
          <table:table-cell table:style-name="ID0EJPAC" office:value-type="string">
            <text:p>One of: public, unlisted, private, direct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String</text:p>
          </table:table-cell>
          <table:table-cell table:style-name="ID0EJPAC"/>
          <table:table-cell table:formula="oooc:=CONCATENATE(&quot;/// &quot;;IF([.C20]=&quot;no&quot;;&quot;(required)&quot;;&quot;(optional)&quot;);&quot; &quot;;[.B20])" office:value-type="string">
            <text:p>/// (required) One of: public, unlisted, private, direct</text:p>
          </table:table-cell>
          <table:table-cell table:formula="oooc:=IF([.C20]=&quot;no&quot;;&quot;&quot;;&quot;@JsonKey(includeIfNull: false)&quot;)" office:value-type="string">
            <text:p/>
          </table:table-cell>
          <table:table-cell table:style-name="ID0EQOAC" table:formula="oooc:=CONCATENATE(IF([.C20]=&quot;no&quot;;&quot;final&quot;;&quot;     &quot;);&quot; &quot;;[.D20];&quot; &quot;;[.A20];&quot;;&quot;)" office:value-type="string">
            <text:p>final String visibility;</text:p>
          </table:table-cell>
          <table:table-cell table:style-name="ID0ENAAE" table:formula="oooc:=CONCATENATE([.F20];CHAR(10);IF([.G20]=&quot;&quot;;&quot;&quot;;CONCATENATE([.G20];CHAR(10)));[.H20])" office:value-type="string">
            <text:p>/// (required) One of: public, unlisted, private, direct
final String visibility;</text:p>
          </table:table-cell>
          <table:table-cell table:style-name="ID0EQOAC"/>
          <table:table-cell table:style-name="ID0EQOAC" table:formula="oooc:=CONCATENATE(&quot;this.&quot;;[.A20];IF([.C20]=&quot;no&quot;;&quot;&quot;;&quot; = null&quot;);&quot;;&quot;)" office:value-type="string">
            <text:p>this.visibility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F2HM">
          <table:table-cell table:style-name="ID0EJPAC" office:value-type="string">
            <text:p>media_attachments</text:p>
          </table:table-cell>
          <table:table-cell table:style-name="ID0EJPAC" office:value-type="string">
            <text:p><text:span text:style-name="ID0EXBAG">An array of </text:span><text:span text:style-name="ID0EBCAG">Attachments</text:span>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Attachment</text:p>
          </table:table-cell>
          <table:table-cell table:style-name="ID0EJPAC"/>
          <table:table-cell table:formula="oooc:=CONCATENATE(&quot;/// &quot;;IF([.C21]=&quot;no&quot;;&quot;(required)&quot;;&quot;(optional)&quot;);&quot; &quot;;[.B21])" office:value-type="string">
            <text:p>/// (required) An array of Attachments</text:p>
          </table:table-cell>
          <table:table-cell table:formula="oooc:=IF([.C21]=&quot;no&quot;;&quot;&quot;;&quot;@JsonKey(includeIfNull: false)&quot;)" office:value-type="string">
            <text:p/>
          </table:table-cell>
          <table:table-cell table:style-name="ID0EQOAC" table:formula="oooc:=CONCATENATE(IF([.C21]=&quot;no&quot;;&quot;final&quot;;&quot;     &quot;);&quot; &quot;;[.D21];&quot; &quot;;[.A21];&quot;;&quot;)" office:value-type="string">
            <text:p>final Attachment media_attachments;</text:p>
          </table:table-cell>
          <table:table-cell table:style-name="ID0ENAAE" table:formula="oooc:=CONCATENATE([.F21];CHAR(10);IF([.G21]=&quot;&quot;;&quot;&quot;;CONCATENATE([.G21];CHAR(10)));[.H21])" office:value-type="string">
            <text:p>/// (required) An array of Attachments
final Attachment media_attachments;</text:p>
          </table:table-cell>
          <table:table-cell table:style-name="ID0EQOAC"/>
          <table:table-cell table:style-name="ID0EQOAC" table:formula="oooc:=CONCATENATE(&quot;this.&quot;;[.A21];IF([.C21]=&quot;no&quot;;&quot;&quot;;&quot; = null&quot;);&quot;;&quot;)" office:value-type="string">
            <text:p>this.media_attachments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M3IM">
          <table:table-cell table:style-name="ID0EJPAC" office:value-type="string">
            <text:p>mentions</text:p>
          </table:table-cell>
          <table:table-cell table:style-name="ID0EJPAC" office:value-type="string">
            <text:p><text:span text:style-name="ID0E6AAG">An array of </text:span><text:span text:style-name="ID0EJBAG">Mentions</text:span>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Mention</text:p>
          </table:table-cell>
          <table:table-cell table:style-name="ID0EJPAC"/>
          <table:table-cell table:formula="oooc:=CONCATENATE(&quot;/// &quot;;IF([.C22]=&quot;no&quot;;&quot;(required)&quot;;&quot;(optional)&quot;);&quot; &quot;;[.B22])" office:value-type="string">
            <text:p>/// (required) An array of Mentions</text:p>
          </table:table-cell>
          <table:table-cell table:formula="oooc:=IF([.C22]=&quot;no&quot;;&quot;&quot;;&quot;@JsonKey(includeIfNull: false)&quot;)" office:value-type="string">
            <text:p/>
          </table:table-cell>
          <table:table-cell table:style-name="ID0EQOAC" table:formula="oooc:=CONCATENATE(IF([.C22]=&quot;no&quot;;&quot;final&quot;;&quot;     &quot;);&quot; &quot;;[.D22];&quot; &quot;;[.A22];&quot;;&quot;)" office:value-type="string">
            <text:p>final Mention mentions;</text:p>
          </table:table-cell>
          <table:table-cell table:style-name="ID0ENAAE" table:formula="oooc:=CONCATENATE([.F22];CHAR(10);IF([.G22]=&quot;&quot;;&quot;&quot;;CONCATENATE([.G22];CHAR(10)));[.H22])" office:value-type="string">
            <text:p>/// (required) An array of Mentions
final Mention mentions;</text:p>
          </table:table-cell>
          <table:table-cell table:style-name="ID0EQOAC"/>
          <table:table-cell table:style-name="ID0EQOAC" table:formula="oooc:=CONCATENATE(&quot;this.&quot;;[.A22];IF([.C22]=&quot;no&quot;;&quot;&quot;;&quot; = null&quot;);&quot;;&quot;)" office:value-type="string">
            <text:p>this.mentions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T4JM">
          <table:table-cell table:style-name="ID0EJPAC" office:value-type="string">
            <text:p>tags</text:p>
          </table:table-cell>
          <table:table-cell table:style-name="ID0EJPAC" office:value-type="string">
            <text:p><text:span text:style-name="ID0EH1AE">An array of </text:span><text:span text:style-name="ID0ER1AE">Tags</text:span></text:p>
          </table:table-cell>
          <table:table-cell table:style-name="ID0EJPAC" office:value-type="string">
            <text:p>no</text:p>
          </table:table-cell>
          <table:table-cell table:style-name="ID0EJPAC" office:value-type="string">
            <text:p>Tag</text:p>
          </table:table-cell>
          <table:table-cell table:style-name="ID0EJPAC"/>
          <table:table-cell table:formula="oooc:=CONCATENATE(&quot;/// &quot;;IF([.C23]=&quot;no&quot;;&quot;(required)&quot;;&quot;(optional)&quot;);&quot; &quot;;[.B23])" office:value-type="string">
            <text:p>/// (required) An array of Tags</text:p>
          </table:table-cell>
          <table:table-cell table:formula="oooc:=IF([.C23]=&quot;no&quot;;&quot;&quot;;&quot;@JsonKey(includeIfNull: false)&quot;)" office:value-type="string">
            <text:p/>
          </table:table-cell>
          <table:table-cell table:style-name="ID0EQOAC" table:formula="oooc:=CONCATENATE(IF([.C23]=&quot;no&quot;;&quot;final&quot;;&quot;     &quot;);&quot; &quot;;[.D23];&quot; &quot;;[.A23];&quot;;&quot;)" office:value-type="string">
            <text:p>final Tag tags;</text:p>
          </table:table-cell>
          <table:table-cell table:style-name="ID0ENAAE" table:formula="oooc:=CONCATENATE([.F23];CHAR(10);IF([.G23]=&quot;&quot;;&quot;&quot;;CONCATENATE([.G23];CHAR(10)));[.H23])" office:value-type="string">
            <text:p>/// (required) An array of Tags
final Tag tags;</text:p>
          </table:table-cell>
          <table:table-cell table:style-name="ID0EQOAC"/>
          <table:table-cell table:style-name="ID0EQOAC" table:formula="oooc:=CONCATENATE(&quot;this.&quot;;[.A23];IF([.C23]=&quot;no&quot;;&quot;&quot;;&quot; = null&quot;);&quot;;&quot;)" office:value-type="string">
            <text:p>this.tags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15KM">
          <table:table-cell table:style-name="ID0EJPAC" office:value-type="string">
            <text:p>application</text:p>
          </table:table-cell>
          <table:table-cell table:style-name="ID0EJPAC" office:value-type="string">
            <text:p><text:span text:style-name="ID0EFYAE">Application</text:span><text:span text:style-name="ID0EOYAE"> from which the status was posted</text:span></text:p>
          </table:table-cell>
          <table:table-cell table:style-name="ID0EJPAC" office:value-type="string">
            <text:p>yes</text:p>
          </table:table-cell>
          <table:table-cell table:style-name="ID0EJPAC" office:value-type="string">
            <text:p>App</text:p>
          </table:table-cell>
          <table:table-cell table:style-name="ID0EJPAC"/>
          <table:table-cell table:formula="oooc:=CONCATENATE(&quot;/// &quot;;IF([.C24]=&quot;no&quot;;&quot;(required)&quot;;&quot;(optional)&quot;);&quot; &quot;;[.B24])" office:value-type="string">
            <text:p>/// (optional) Application from which the status was posted</text:p>
          </table:table-cell>
          <table:table-cell table:formula="oooc:=IF([.C24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24]=&quot;no&quot;;&quot;final&quot;;&quot;     &quot;);&quot; &quot;;[.D24];&quot; &quot;;[.A24];&quot;;&quot;)" office:value-type="string">
            <text:p>      App application;</text:p>
          </table:table-cell>
          <table:table-cell table:style-name="ID0ENAAE" table:formula="oooc:=CONCATENATE([.F24];CHAR(10);IF([.G24]=&quot;&quot;;&quot;&quot;;CONCATENATE([.G24];CHAR(10)));[.H24])" office:value-type="string">
            <text:p>/// (optional) Application from which the status was posted
@JsonKey(includeIfNull: false)
      App application;</text:p>
          </table:table-cell>
          <table:table-cell table:style-name="ID0EQOAC"/>
          <table:table-cell table:style-name="ID0EQOAC" table:formula="oooc:=CONCATENATE(&quot;this.&quot;;[.A24];IF([.C24]=&quot;no&quot;;&quot;&quot;;&quot; = null&quot;);&quot;;&quot;)" office:value-type="string">
            <text:p>this.application = null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CAMM">
          <table:table-cell table:style-name="ID0EJPAC" office:value-type="string">
            <text:p>language</text:p>
          </table:table-cell>
          <table:table-cell table:style-name="ID0EJPAC" office:value-type="string">
            <text:p>The detected language for the status, if detected</text:p>
          </table:table-cell>
          <table:table-cell table:style-name="ID0EJPAC" office:value-type="string">
            <text:p>yes</text:p>
          </table:table-cell>
          <table:table-cell table:style-name="ID0EJPAC" office:value-type="string">
            <text:p>String</text:p>
          </table:table-cell>
          <table:table-cell table:style-name="ID0EJPAC"/>
          <table:table-cell table:formula="oooc:=CONCATENATE(&quot;/// &quot;;IF([.C25]=&quot;no&quot;;&quot;(required)&quot;;&quot;(optional)&quot;);&quot; &quot;;[.B25])" office:value-type="string">
            <text:p>/// (optional) The detected language for the status, if detected</text:p>
          </table:table-cell>
          <table:table-cell table:formula="oooc:=IF([.C25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25]=&quot;no&quot;;&quot;final&quot;;&quot;     &quot;);&quot; &quot;;[.D25];&quot; &quot;;[.A25];&quot;;&quot;)" office:value-type="string">
            <text:p>      String language;</text:p>
          </table:table-cell>
          <table:table-cell table:style-name="ID0ENAAE" table:formula="oooc:=CONCATENATE([.F25];CHAR(10);IF([.G25]=&quot;&quot;;&quot;&quot;;CONCATENATE([.G25];CHAR(10)));[.H25])" office:value-type="string">
            <text:p>/// (optional) The detected language for the status, if detected
@JsonKey(includeIfNull: false)
      String language;</text:p>
          </table:table-cell>
          <table:table-cell table:style-name="ID0EQOAC"/>
          <table:table-cell table:style-name="ID0EQOAC" table:formula="oooc:=CONCATENATE(&quot;this.&quot;;[.A25];IF([.C25]=&quot;no&quot;;&quot;&quot;;&quot; = null&quot;);&quot;;&quot;)" office:value-type="string">
            <text:p>this.language = null,</text:p>
          </table:table-cell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 table:style-name="ID0EQOAC"/>
          <table:table-cell/>
        </table:table-row>
        <table:table-row xmlns:xdr="http://schemas.openxmlformats.org/drawingml/2006/spreadsheetDrawing" table:style-name="ID0EKBNM">
          <table:table-cell table:style-name="ID0EJPAC" office:value-type="string">
            <text:p>pinned</text:p>
          </table:table-cell>
          <table:table-cell table:style-name="ID0EJPAC" office:value-type="string">
            <text:p>Whether this is the pinned status for the account that posted it</text:p>
          </table:table-cell>
          <table:table-cell table:style-name="ID0EJPAC" office:value-type="string">
            <text:p>yes</text:p>
          </table:table-cell>
          <table:table-cell table:style-name="ID0EJPAC" office:value-type="string">
            <text:p>bool</text:p>
          </table:table-cell>
          <table:table-cell table:style-name="ID0EJPAC"/>
          <table:table-cell table:formula="oooc:=CONCATENATE(&quot;/// &quot;;IF([.C26]=&quot;no&quot;;&quot;(required)&quot;;&quot;(optional)&quot;);&quot; &quot;;[.B26])" office:value-type="string">
            <text:p>/// (optional) Whether this is the pinned status for the account that posted it</text:p>
          </table:table-cell>
          <table:table-cell table:formula="oooc:=IF([.C26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26]=&quot;no&quot;;&quot;final&quot;;&quot;     &quot;);&quot; &quot;;[.D26];&quot; &quot;;[.A26];&quot;;&quot;)" office:value-type="string">
            <text:p>      bool pinned;</text:p>
          </table:table-cell>
          <table:table-cell table:style-name="ID0ENAAE" table:formula="oooc:=CONCATENATE([.F26];CHAR(10);IF([.G26]=&quot;&quot;;&quot;&quot;;CONCATENATE([.G26];CHAR(10)));[.H26])" office:value-type="string">
            <text:p>/// (optional) Whether this is the pinned status for the account that posted it
@JsonKey(includeIfNull: false)
      bool pinned;</text:p>
          </table:table-cell>
          <table:table-cell table:style-name="ID0EQOAC"/>
          <table:table-cell table:style-name="ID0EQOAC" table:formula="oooc:=CONCATENATE(&quot;this.&quot;;[.A26];IF([.C26]=&quot;no&quot;;&quot;&quot;;&quot; = null&quot;);&quot;;&quot;)" office:value-type="string">
            <text:p>this.pinned = null,</text:p>
          </table:table-cell>
          <table:table-cell table:style-name="ID0EQOAC"/>
          <table:table-cell table:style-name="ID0EQOAC"/>
          <table:table-cell table:style-name="ID0EQOAC"/>
          <table:table-cell table:number-columns-repeated="242"/>
        </table:table-row>
        <table:table-row xmlns:xdr="http://schemas.openxmlformats.org/drawingml/2006/spreadsheetDrawing" table:style-name="ID0E5DNM">
          <table:table-cell table:number-columns-repeated="5"/>
          <table:table-cell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formula="oooc:=IF([.C27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NAAE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AFNM">
          <table:table-cell table:number-columns-repeated="5"/>
          <table:table-cell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formula="oooc:=IF([.C28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NAAE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CGNM">
          <table:table-cell table:number-columns-repeated="5"/>
          <table:table-cell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formula="oooc:=IF([.C29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NAAE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EHNM">
          <table:table-cell table:number-columns-repeated="5"/>
          <table:table-cell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formula="oooc:=IF([.C30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NAAE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GINM">
          <table:table-cell table:number-columns-repeated="5"/>
          <table:table-cell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formula="oooc:=IF([.C31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NAAE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IJNM">
          <table:table-cell table:number-columns-repeated="5"/>
          <table:table-cell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formula="oooc:=IF([.C32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NAAE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KKNM">
          <table:table-cell table:number-columns-repeated="5"/>
          <table:table-cell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formula="oooc:=IF([.C33]=&quot;no&quot;;&quot;&quot;;&quot;@JsonKey(includeIfNull: false)&quot;)" office:value-type="string">
            <text:p>@JsonKey(includeIfNull: false)</text:p>
          </table:table-cell>
          <table:table-cell table:style-name="ID0EQOAC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NAAE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styles>
    <style:style style:name="Default" style:family="table-cell">
      <style:text-properties style:font-name="돋움" fo:font-size="10" style:font-size-asian="10pt" style:font-size-complex="10pt" style:font-name-asian="돋움" fo:color="#000000"/>
    </style:style>
    <style:style style:name="IDENRAE" style:family="table-cell" style:parent-style-name="Default">
      <style:table-cell-properties style:vertical-align="bottom" fo:background-color="#d9d9d9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xmlns:number="urn:oasis:names:tc:opendocument:xmlns:datastyle:1.0" xmlns:v="urn:schemas-microsoft-com:vml" style:name="ID0E1FAE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EGAE" style:family="table-cell">
      <style:table-cell-properties fo:background-color="#d9d9d9" fo:border-bottom="none" fo:border-right="0.002cm solid #bfbfbf" fo:border-left="0.002cm solid #bfbfbf" fo:border-top="none"/>
      <style:text-properties/>
    </style:style>
    <style:style xmlns:number="urn:oasis:names:tc:opendocument:xmlns:datastyle:1.0" xmlns:v="urn:schemas-microsoft-com:vml" style:name="ID0EYGAE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1LAE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KMAE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IVAE" style:family="table-cell">
      <style:table-cell-properties fo:background-color="#b8cce5"/>
      <style:text-properties/>
    </style:style>
    <style:style xmlns:number="urn:oasis:names:tc:opendocument:xmlns:datastyle:1.0" xmlns:v="urn:schemas-microsoft-com:vml" style:name="ID0ESVAE" style:family="table-cell">
      <style:table-cell-properties fo:background-color="#b8cce5"/>
      <style:text-properties/>
    </style:style>
  </office:styles>
  <office:automatic-styles>
    <style:page-layout style:name="pm1">
      <style:page-layout-properties fo:page-width="20.999cm" fo:page-height="29.699cm" style:print-orientation="portrait" style:scale-to="100" fo:margin-top="0.8cm" fo:margin-bottom="0.8cm" fo:margin-left="1.9cm" fo:margin-right="1.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creation-date>2018-04-28T18:15:23.933</meta:creation-date>
    <dc:creator xmlns:dc="http://purl.org/dc/elements/1.1/">ccwpc</dc:creator>
    <dc:date xmlns:dc="http://purl.org/dc/elements/1.1/">2018-04-28T18:29:10.576</dc:date>
    <meta:editing-cycles>10</meta:editing-cycles>
    <meta:document-statistic/>
  </office:meta>
</office:document-meta>
</file>